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fc7e" officeooo:paragraph-rsid="000dfc7e"/>
    </style:style>
    <style:style style:name="P2" style:family="paragraph" style:parent-style-name="Standard">
      <style:text-properties style:font-name="LM Mono 12" fo:font-style="normal" officeooo:rsid="001a6fb8" officeooo:paragraph-rsid="001a6fb8" style:font-style-asian="normal" style:font-style-complex="normal"/>
    </style:style>
    <style:style style:name="P3" style:family="paragraph" style:parent-style-name="Standard">
      <style:text-properties style:font-name="LM Mono 12" fo:font-style="normal" officeooo:rsid="0023c30c" officeooo:paragraph-rsid="0023c30c" style:font-style-asian="normal" style:font-style-complex="normal"/>
    </style:style>
    <style:style style:name="P4" style:family="paragraph" style:parent-style-name="Standard">
      <style:text-properties officeooo:rsid="00122b9a" officeooo:paragraph-rsid="00122b9a"/>
    </style:style>
    <style:style style:name="P5" style:family="paragraph" style:parent-style-name="Standard">
      <style:text-properties officeooo:rsid="001a6fb8" officeooo:paragraph-rsid="000f8502"/>
    </style:style>
    <style:style style:name="P6" style:family="paragraph" style:parent-style-name="Standard">
      <style:text-properties officeooo:rsid="001c38d3" officeooo:paragraph-rsid="001c38d3"/>
    </style:style>
    <style:style style:name="P7" style:family="paragraph" style:parent-style-name="Standard">
      <style:text-properties officeooo:rsid="001edadc" officeooo:paragraph-rsid="001f839a"/>
    </style:style>
    <style:style style:name="P8" style:family="paragraph" style:parent-style-name="Standard">
      <style:text-properties officeooo:rsid="001ae136" officeooo:paragraph-rsid="000dfc7e"/>
    </style:style>
    <style:style style:name="P9" style:family="paragraph" style:parent-style-name="Standard">
      <style:text-properties fo:font-size="14pt" officeooo:rsid="000dfc7e" officeooo:paragraph-rsid="000dfc7e" style:font-size-asian="14pt" style:font-size-complex="14pt"/>
    </style:style>
    <style:style style:name="P10" style:family="paragraph" style:parent-style-name="Table_20_Contents">
      <style:paragraph-properties fo:text-align="center" style:justify-single-word="false"/>
      <style:text-properties officeooo:rsid="001f839a" officeooo:paragraph-rsid="001f839a"/>
    </style:style>
    <style:style style:name="P11" style:family="paragraph" style:parent-style-name="Standard">
      <style:paragraph-properties fo:padding="0.0201in" fo:border="0.06pt solid #000000" style:shadow="none"/>
      <style:text-properties style:font-name="LM Mono 12" officeooo:rsid="0015a440" officeooo:paragraph-rsid="0015a440"/>
    </style:style>
    <style:style style:name="P12" style:family="paragraph" style:parent-style-name="Standard">
      <style:paragraph-properties fo:padding="0.0201in" fo:border="0.06pt solid #000000" style:shadow="none"/>
      <style:text-properties style:font-name="LM Mono 12" officeooo:rsid="001c38d3" officeooo:paragraph-rsid="001c38d3"/>
    </style:style>
    <style:style style:name="P13" style:family="paragraph" style:parent-style-name="Standard">
      <style:paragraph-properties fo:padding="0.0201in" fo:border="0.06pt solid #000000" style:shadow="none"/>
      <style:text-properties style:font-name="LM Mono 12" officeooo:rsid="002e1ee6" officeooo:paragraph-rsid="002e1ee6"/>
    </style:style>
    <style:style style:name="P14" style:family="paragraph" style:parent-style-name="Standard">
      <style:text-properties officeooo:rsid="000dfc7e" officeooo:paragraph-rsid="000dfc7e"/>
    </style:style>
    <style:style style:name="P15" style:family="paragraph" style:parent-style-name="Standard">
      <style:text-properties officeooo:rsid="000dfc7e" officeooo:paragraph-rsid="001edadc"/>
    </style:style>
    <style:style style:name="P16" style:family="paragraph" style:parent-style-name="Standard">
      <style:text-properties officeooo:rsid="0027b87b" officeooo:paragraph-rsid="0027b87b"/>
    </style:style>
    <style:style style:name="P17" style:family="paragraph" style:parent-style-name="Standard" style:list-style-name="L2">
      <style:text-properties officeooo:rsid="0027b87b" officeooo:paragraph-rsid="0027b87b"/>
    </style:style>
    <style:style style:name="P18" style:family="paragraph" style:parent-style-name="Standard" style:list-style-name="L2">
      <style:text-properties officeooo:rsid="0027b87b" officeooo:paragraph-rsid="002b626e"/>
    </style:style>
    <style:style style:name="P19" style:family="paragraph" style:parent-style-name="Standard">
      <style:text-properties officeooo:paragraph-rsid="002c06ec"/>
    </style:style>
    <style:style style:name="P20" style:family="paragraph" style:parent-style-name="Standard">
      <style:text-properties officeooo:rsid="002c06ec" officeooo:paragraph-rsid="002c06ec"/>
    </style:style>
    <style:style style:name="P21" style:family="paragraph" style:parent-style-name="Standard" style:list-style-name="L5">
      <style:text-properties officeooo:rsid="002d2c24" officeooo:paragraph-rsid="002d2c24"/>
    </style:style>
    <style:style style:name="P22" style:family="paragraph" style:parent-style-name="Standard">
      <style:text-properties officeooo:rsid="002d2c24" officeooo:paragraph-rsid="002d2c24"/>
    </style:style>
    <style:style style:name="P23" style:family="paragraph" style:parent-style-name="Standard" style:list-style-name="L8">
      <style:text-properties officeooo:paragraph-rsid="002d2c24"/>
    </style:style>
    <style:style style:name="P24" style:family="paragraph" style:parent-style-name="Standard" style:list-style-name="L9">
      <style:text-properties officeooo:paragraph-rsid="002c06ec"/>
    </style:style>
    <style:style style:name="P25" style:family="paragraph" style:parent-style-name="Standard">
      <style:paragraph-properties fo:text-align="center" style:justify-single-word="false"/>
      <style:text-properties fo:font-style="italic" officeooo:rsid="001f839a" officeooo:paragraph-rsid="001f839a" style:font-style-asian="italic" style:font-style-complex="italic"/>
    </style:style>
    <style:style style:name="P26" style:family="paragraph" style:parent-style-name="Standard">
      <style:paragraph-properties fo:text-align="center" style:justify-single-word="false"/>
      <style:text-properties fo:font-style="italic" officeooo:rsid="002d2c24" officeooo:paragraph-rsid="002d2c24" style:font-style-asian="italic" style:font-style-complex="italic"/>
    </style:style>
    <style:style style:name="P27" style:family="paragraph" style:parent-style-name="Standard">
      <style:text-properties fo:font-style="italic" officeooo:rsid="0012e219" officeooo:paragraph-rsid="001a6fb8" style:font-style-asian="italic" style:font-style-complex="italic"/>
    </style:style>
    <style:style style:name="P28" style:family="paragraph" style:parent-style-name="Standard">
      <style:text-properties officeooo:rsid="001f839a" officeooo:paragraph-rsid="001f839a"/>
    </style:style>
    <style:style style:name="P29" style:family="paragraph" style:parent-style-name="Standard">
      <style:text-properties officeooo:rsid="00108f71" officeooo:paragraph-rsid="001a6fb8"/>
    </style:style>
    <style:style style:name="P30" style:family="paragraph" style:parent-style-name="Standard">
      <style:text-properties style:font-name="LM Mono 12" fo:font-style="normal" officeooo:rsid="001a6fb8" officeooo:paragraph-rsid="002e51c9" style:font-style-asian="normal" style:font-style-complex="normal"/>
    </style:style>
    <style:style style:name="P31" style:family="paragraph" style:parent-style-name="Standard">
      <style:text-properties officeooo:rsid="002e51c9" officeooo:paragraph-rsid="002e51c9"/>
    </style:style>
    <style:style style:name="P32" style:family="paragraph" style:parent-style-name="Standard" style:list-style-name="L10">
      <style:text-properties officeooo:rsid="002e51c9" officeooo:paragraph-rsid="002e51c9"/>
    </style:style>
    <style:style style:name="P33" style:family="paragraph" style:parent-style-name="Standard" style:list-style-name="L10">
      <style:text-properties officeooo:paragraph-rsid="002e51c9"/>
    </style:style>
    <style:style style:name="P34" style:family="paragraph" style:parent-style-name="Standard" style:list-style-name="L10">
      <style:text-properties officeooo:rsid="002ea583" officeooo:paragraph-rsid="002ea583"/>
    </style:style>
    <style:style style:name="T1" style:family="text">
      <style:text-properties fo:font-style="italic" officeooo:rsid="001f839a" style:font-style-asian="italic" style:font-style-complex="italic"/>
    </style:style>
    <style:style style:name="T2" style:family="text">
      <style:text-properties fo:font-style="italic" officeooo:rsid="002e1ee6" style:font-style-asian="italic" style:font-style-complex="italic"/>
    </style:style>
    <style:style style:name="T3" style:family="text">
      <style:text-properties officeooo:rsid="0015a440"/>
    </style:style>
    <style:style style:name="T4" style:family="text">
      <style:text-properties style:text-underline-style="solid" style:text-underline-width="auto" style:text-underline-color="font-color"/>
    </style:style>
    <style:style style:name="T5" style:family="text">
      <style:text-properties officeooo:rsid="001ae136"/>
    </style:style>
    <style:style style:name="T6" style:family="text">
      <style:text-properties officeooo:rsid="001d1f1a"/>
    </style:style>
    <style:style style:name="T7" style:family="text">
      <style:text-properties officeooo:rsid="001edadc"/>
    </style:style>
    <style:style style:name="T8" style:family="text">
      <style:text-properties officeooo:rsid="001f839a"/>
    </style:style>
    <style:style style:name="T9" style:family="text">
      <style:text-properties fo:font-style="normal" officeooo:rsid="001f839a" style:font-style-asian="normal" style:font-style-complex="normal"/>
    </style:style>
    <style:style style:name="T10" style:family="text">
      <style:text-properties officeooo:rsid="0023c30c"/>
    </style:style>
    <style:style style:name="T11" style:family="text">
      <style:text-properties officeooo:rsid="0027b87b"/>
    </style:style>
    <style:style style:name="T12" style:family="text">
      <style:text-properties style:text-underline-style="none"/>
    </style:style>
    <style:style style:name="T13" style:family="text">
      <style:text-properties style:text-underline-style="none" officeooo:rsid="002a1be7"/>
    </style:style>
    <style:style style:name="T14" style:family="text">
      <style:text-properties style:text-underline-style="none" officeooo:rsid="002b626e"/>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officeooo:rsid="002a1be7" style:font-weight-asian="bold" style:font-weight-complex="bold"/>
    </style:style>
    <style:style style:name="T17" style:family="text">
      <style:text-properties style:text-underline-style="none" fo:font-weight="bold" officeooo:rsid="002b626e" style:font-weight-asian="bold" style:font-weight-complex="bold"/>
    </style:style>
    <style:style style:name="T18" style:family="text">
      <style:text-properties style:text-underline-style="none" officeooo:rsid="002c06ec"/>
    </style:style>
    <style:style style:name="T19" style:family="text">
      <style:text-properties style:text-underline-style="none" fo:font-weight="normal" officeooo:rsid="002b626e" style:font-weight-asian="normal" style:font-weight-complex="normal"/>
    </style:style>
    <style:style style:name="T20" style:family="text">
      <style:text-properties style:text-underline-style="none" officeooo:rsid="0027b87b"/>
    </style:style>
    <style:style style:name="T21" style:family="text">
      <style:text-properties style:text-underline-style="none" officeooo:rsid="002d2c24"/>
    </style:style>
    <style:style style:name="T22" style:family="text">
      <style:text-properties style:font-name="LM Mono 12"/>
    </style:style>
    <style:style style:name="T23" style:family="text">
      <style:text-properties style:font-name="LM Mono 12" style:text-underline-style="none" fo:font-weight="bold" style:font-weight-asian="bold" style:font-weight-complex="bold"/>
    </style:style>
    <style:style style:name="T24" style:family="text">
      <style:text-properties officeooo:rsid="002d2c24"/>
    </style:style>
    <style:style style:name="T25" style:family="text">
      <style:text-properties officeooo:rsid="002e1ee6"/>
    </style:style>
    <style:style style:name="T26" style:family="text">
      <style:text-properties officeooo:rsid="002e51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GP2<text:span text:style-name="T3">6</text:span>0 Assignment #<text:span text:style-name="T11">3</text:span></text:p>
      <text:p text:style-name="P1">W. Dobson <text:tab/><text:span text:style-name="T11">5-14-2018</text:span></text:p>
      <text:p text:style-name="P1"/>
      <text:p text:style-name="P16">Modify your character class implemented in assignment #1 to include a Finite State Machine (FSM) to track the character’s behavior state. <text:s/>Your state machine can be of your own design but must have at least 5 states. <text:s/>Submit a drawing of your <text:span text:style-name="T4">FSM Bubble Diagram</text:span> and a <text:span text:style-name="T4">State Transition Table</text:span><text:span text:style-name="T12"> with your source code. <text:s/>If needed these can be hand written on paper submitted in class. <text:s/></text:span></text:p>
      <text:p text:style-name="P19"><text:span text:style-name="T21"/></text:p>
      <text:list xml:id="list9171703762165165359" text:style-name="L9">
        <text:list-item>
          <text:p text:style-name="P24"><text:span text:style-name="T14">Your character class </text:span><text:span text:style-name="T18">FSM should use a C++ enumerated class for the states you define. <text:s/>Example:</text:span></text:p>
        </text:list-item>
      </text:list>
      <text:p text:style-name="P20"><text:span text:style-name="T18"><text:tab/></text:span><text:span text:style-name="T23">enum class Cstate {IDLE, ALERT, DEFEND, ATTACK, FLEE};</text:span></text:p>
      <text:p text:style-name="P20"><text:span text:style-name="T12"><text:tab/>Note: the enum items will be mapped to integers: 0, 1, 2, 3, 4 <text:s/>in the order of the list.</text:span></text:p>
      <text:p text:style-name="P20"><text:span text:style-name="T12"/></text:p>
      <text:list xml:id="list4179201937375906919" text:style-name="L8">
        <text:list-item>
          <text:p text:style-name="P23"><text:span text:style-name="T20">Your character class should include functions for managing and updating the character state.</text:span></text:p>
        </text:list-item>
      </text:list>
      <text:list xml:id="list917591082373242991" text:style-name="L2">
        <text:list-item>
          <text:p text:style-name="P18"><text:span text:style-name="T17">.state() - </text:span><text:span text:style-name="T19">returns the present state of your character</text:span></text:p>
        </text:list-item>
        <text:list-item>
          <text:p text:style-name="P17"><text:span text:style-name="T15">.</text:span><text:span text:style-name="T16">s</text:span><text:span text:style-name="T17">ta</text:span><text:span text:style-name="T16">t</text:span><text:span text:style-name="T17">e</text:span><text:span text:style-name="T16">_reset()</text:span><text:span text:style-name="T13"> <text:s/>- resets back to the initial state (which may be “idle”).</text:span></text:p>
        </text:list-item>
        <text:list-item>
          <text:p text:style-name="P17"><text:span text:style-name="T16">.</text:span><text:span text:style-name="T17">state_update(</text:span><text:span text:style-name="T14">var1, var2, var3</text:span><text:span text:style-name="T17">) </text:span><text:span text:style-name="T14">- function to update to the next state based on input variables you define to control your state machine.</text:span></text:p>
        </text:list-item>
        <text:list-item>
          <text:p text:style-name="P17"><text:span text:style-name="T17">.state_set(</text:span><text:span text:style-name="T14"> stvar </text:span><text:span text:style-name="T17">)</text:span><text:span text:style-name="T14"> - </text:span><text:span text:style-name="T18">sets the state to a user specified state (stvar).</text:span></text:p>
        </text:list-item>
      </text:list>
      <text:p text:style-name="P16"><text:span text:style-name="T12"/></text:p>
      <text:list xml:id="list8238509879134981051" text:style-name="L5">
        <text:list-item>
          <text:p text:style-name="P21"><text:span text:style-name="T18">M</text:span><text:span text:style-name="T12">odify your original read and write file functions to include the the character state using the type keyword “fsmstate” for parsing while storing and loading character files (think of saving the game state).</text:span></text:p>
        </text:list-item>
      </text:list>
      <text:p text:style-name="P16"><text:span text:style-name="T12"><text:s/></text:span></text:p>
      <text:p text:style-name="P6">Use the item type<text:span text:style-name="T24">s</text:span> when parsing (sorting) the <text:span text:style-name="T25">character name, strength, and FSM state along with item </text:span>data to the different sets <text:span text:style-name="T25">in your character class</text:span>. <text:s/><text:span text:style-name="T7">The item type keywords for processing:</text:span></text:p>
      <text:p text:style-name="P6"/>
      <table:table table:name="Table1" table:style-name="Table1">
        <table:table-column table:style-name="Table1.A"/>
        <table:table-column table:style-name="Table1.B"/>
        <table:table-row>
          <table:table-cell table:style-name="Table1.A1" office:value-type="string">
            <text:p text:style-name="P10">item type</text:p>
          </table:table-cell>
          <table:table-cell table:style-name="Table1.B1" office:value-type="string">
            <text:p text:style-name="P10">action</text:p>
          </table:table-cell>
        </table:table-row>
        <table:table-row>
          <table:table-cell table:style-name="Table1.A3" office:value-type="string">
            <text:p text:style-name="P10">cname</text:p>
          </table:table-cell>
          <table:table-cell table:style-name="Table1.B3" office:value-type="string">
            <text:p text:style-name="P7"><text:span text:style-name="T8">initialize character </text:span><text:span text:style-name="T9">name</text:span><text:span text:style-name="T8"> (</text:span><text:span text:style-name="T1">cname</text:span><text:span text:style-name="T8">) and </text:span><text:span text:style-name="T1">strength</text:span><text:span text:style-name="T8"> at the top level</text:span></text:p>
          </table:table-cell>
        </table:table-row>
        <table:table-row>
          <table:table-cell table:style-name="Table1.A3" office:value-type="string">
            <text:p text:style-name="P26">fsmstate</text:p>
          </table:table-cell>
          <table:table-cell table:style-name="Table1.B3" office:value-type="string">
            <text:p text:style-name="P22"><text:span text:style-name="T25">s</text:span>et the state of the character’s FSM using the associated value</text:p>
          </table:table-cell>
        </table:table-row>
        <table:table-row>
          <table:table-cell table:style-name="Table1.A4" office:value-type="string">
            <text:p text:style-name="P25">weapon, protect, healing, other</text:p>
          </table:table-cell>
          <table:table-cell table:style-name="Table1.B4" office:value-type="string">
            <text:p text:style-name="P28">store in new item object and inserted into appropriate set</text:p>
          </table:table-cell>
        </table:table-row>
      </table:table>
      <text:p text:style-name="P15"/>
      <text:p text:style-name="P8"/>
      <text:p text:style-name="P4">File format example: <text:s/><text:span text:style-name="T10">character</text:span>.txt: <text:s/><text:span text:style-name="T25">Note: that by padding the fsmstate with an extra string “xxx” you can use your original </text:span><text:span text:style-name="T2">Item</text:span><text:span text:style-name="T25"> class for reading the state information from the file (without extra coding).</text:span></text:p>
      <text:p text:style-name="P12">cname<text:tab/><text:tab/>Boromir<text:tab/><text:span text:style-name="T6">560</text:span></text:p>
      <text:p text:style-name="P13">fsmstate<text:tab/>xxx<text:tab/><text:tab/>0</text:p>
      <text:p text:style-name="P11">weapon<text:tab/>sword<text:tab/><text:tab/>80</text:p>
      <text:p text:style-name="P11">protect<text:tab/>helm<text:tab/><text:tab/>25</text:p>
      <text:p text:style-name="P11">protect<text:tab/>chain-mail<text:tab/>48</text:p>
      <text:p text:style-name="P11">weapon<text:tab/>dagger<text:tab/>18</text:p>
      <text:p text:style-name="P11">healing<text:tab/>salve<text:tab/><text:tab/>10</text:p>
      <text:p text:style-name="P11">other<text:tab/><text:tab/>horn<text:tab/><text:tab/>12</text:p>
      <text:p text:style-name="P11">protect<text:tab/>shield<text:tab/>50</text:p>
      <text:p text:style-name="P11">healing<text:tab/>elixir<text:tab/>18</text:p>
      <text:p text:style-name="P31"><text:soft-page-break/>Your <text:s/><text:span text:style-name="T22">main()</text:span> <text:s/>program body should:</text:p>
      <text:list xml:id="list3952927043272679198" text:style-name="L10">
        <text:list-item>
          <text:p text:style-name="P33"><text:span text:style-name="T26">Include at least one instance of your character object.</text:span></text:p>
        </text:list-item>
        <text:list-item>
          <text:p text:style-name="P32">Read the contents of a character text file and add settings and items to your character object.</text:p>
        </text:list-item>
        <text:list-item>
          <text:p text:style-name="P34">Have code to exercise all of your character state control functions.</text:p>
        </text:list-item>
        <text:list-item>
          <text:p text:style-name="P32">Have code to test all state transitions for your character’s FSM printing state transitions to the screen.</text:p>
        </text:list-item>
        <text:list-item>
          <text:p text:style-name="P32">Write the character object data (including the present state) to an output file.</text:p>
        </text:list-item>
      </text:list>
      <text:p text:style-name="P29"/>
      <text:p text:style-name="P29"/>
      <text:p text:style-name="P5">Example of data <text:span text:style-name="T26">I</text:span>tem class:</text:p>
      <text:p text:style-name="P2">class <text:span text:style-name="T26">I</text:span>tem{</text:p>
      <text:p text:style-name="P2"><text:tab/>public:</text:p>
      <text:p text:style-name="P30"><text:tab/>string <text:tab/><text:span text:style-name="T26">type,<text:tab/> // item type </text:span></text:p>
      <text:p text:style-name="P30"><text:tab/><text:tab/><text:tab/>name; <text:s/>// <text:span text:style-name="T5">item name</text:span></text:p>
      <text:p text:style-name="P2"><text:tab/>int<text:tab/><text:tab/>value; // <text:span text:style-name="T5">parameter for scoring</text:span></text:p>
      <text:p text:style-name="P2">}</text:p>
      <text:p text:style-name="P3">// Boolean operator overload of '&lt;' needed for use with sets to sort set items.</text:p>
      <text:p text:style-name="P3">// These are needed for any set using objects for elements. <text:s/>Here it sorts by the .name field.</text:p>
      <text:p text:style-name="P3">bool operator &lt;(<text:span text:style-name="T26">I</text:span>tem const&amp; a, <text:span text:style-name="T26">I</text:span>tem const&amp; b)</text:p>
      <text:p text:style-name="P3">{</text:p>
      <text:p text:style-name="P3"><text:tab/>return a.name &lt; b.name;</text:p>
      <text:p text:style-name="P3">}</text:p>
      <text:p text:style-name="P3"/>
      <text:p text:style-name="P3"/>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07:37:28.889444218</meta:creation-date>
    <dc:date>2018-05-12T11:00:10.621931375</dc:date>
    <meta:editing-duration>PT1H2M49S</meta:editing-duration>
    <meta:editing-cycles>14</meta:editing-cycles>
    <meta:generator>LibreOffice/5.1.6.2$Linux_X86_64 LibreOffice_project/10m0$Build-2</meta:generator>
    <meta:document-statistic meta:table-count="1" meta:image-count="0" meta:object-count="0" meta:page-count="2" meta:paragraph-count="52" meta:word-count="508" meta:character-count="2946" meta:non-whitespace-character-count="2464"/>
  </office:meta>
</office:document-meta>
</file>